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4pt" fo:font-weight="bold" fo:background-color="transparent" style:font-name-asian="Liberation Serif" style:font-name-complex="Liberation Serif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rsid="0004d0ac" fo:background-color="transparent" style:font-name-asian="Liberation Serif" style:font-name-complex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teiro para o git definitivo UHUUUUU</text:p>
      <text:p text:style-name="P3"/>
      <text:p text:style-name="P1">Para configurar: </text:p>
      <text:p text:style-name="P3"/>
      <text:p text:style-name="P1">1º git clone &lt;url&gt;</text:p>
      <text:p text:style-name="P3"/>
      <text:p text:style-name="P1">2º git config <text:s/>--global user.name “Seu Nome No Git”</text:p>
      <text:p text:style-name="P1"><text:s text:c="4"/>git config <text:s/>--global user.email “seu e-mail do git”</text:p>
      <text:p text:style-name="P3"/>
      <text:p text:style-name="P1">3º git remote add origin &lt;url do repositorio&gt; </text:p>
      <text:p text:style-name="P3"/>
      <text:p text:style-name="P1">A partir daqui, o repositório já esta criado e configurado na sua máquina</text:p>
      <text:p text:style-name="P3"/>
      <text:p text:style-name="P1">Editar aqui os arquivos, sempre salvar na pasta repositório.</text:p>
      <text:p text:style-name="P3"/>
      <text:p text:style-name="P1">Para enviar os commits:</text:p>
      <text:p text:style-name="P3"/>
      <text:p text:style-name="P1">1º git add pasta ou repositório</text:p>
      <text:p text:style-name="P3"/>
      <text:p text:style-name="P1">2º git commit -m “Mensagem a ser passada junto ao commit”</text:p>
      <text:p text:style-name="P3"/>
      <text:p text:style-name="P1">3º git push -u origin master</text:p>
      <text:p text:style-name="P3"/>
      <text:p text:style-name="P1">Para atualizar seu repositorio, entre nele pelo git bash e escreva:</text:p>
      <text:p text:style-name="P3"/>
      <text:p text:style-name="P2">git pull</text:p>
      <text:p text:style-name="P3"/>
      <text:p text:style-name="P1">Muito importante antes de começar a editar os arquivos</text:p>
      <text:p text:style-name="P3"/>
      <text:p text:style-name="P2">Resolvendo Conflitos</text:p>
      <text:p text:style-name="P3"/>
      <text:p text:style-name="P1">Quando você der git pull e for notificado com conflitos no programa, isso quer dizer que alguém fez commit e que difere do programa que esta na sua máquina. Para resolver siga os seguintes passos:</text:p>
      <text:p text:style-name="P3"/>
      <text:p text:style-name="P1">1º abra o programa que esta com conflito, nas areas notificadas pelo git em conflito devem estar comentários sobre o que ocorreu. Apague esses comentários e salve o programa. Verifique se não há mais conflitos.</text:p>
      <text:p text:style-name="P3"/>
      <text:p text:style-name="P1">2º Feche o programa e dê o git add, git commit e o git push, isso irá resolver.</text:p>
      <text:p text:style-name="P1"/>
      <text:p text:style-name="P1"/>
      <text:p text:style-name="P5">Teste aqui tmb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9T20:32:02.355073268</dc:date>
    <meta:editing-duration>PT29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20" meta:word-count="203" meta:character-count="1144" meta:non-whitespace-character-count="955"/>
  </office:meta>
</office:document-meta>
</file>